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59" calcext:value-type="float">
            <text:p>959</text:p>
          </table:table-cell>
          <table:table-cell table:style-name="ce7" table:formula="of:=COUNTIF([.B7:.B1095];&quot;X&quot;)" office:value-type="float" office:value="824" calcext:value-type="float">
            <text:p>824</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1" calcext:value-type="float">
            <text:p>71</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6" calcext:value-type="float">
            <text:p>106</text:p>
          </table:table-cell>
          <table:table-cell table:style-name="ce25" table:formula="of:=SUM([.B2:.F2])" office:value-type="float" office:value="1018" calcext:value-type="float">
            <text:p>10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9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8">00/00/0000</text:date>, <text:time style:data-style-name="N2" text:time-value="14:32:27.3917097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28T14:33:04.480324196</dc:date>
    <meta:editing-duration>P1DT2H38M28S</meta:editing-duration>
    <meta:editing-cycles>957</meta:editing-cycles>
    <meta:document-statistic meta:table-count="1" meta:cell-count="5776" meta:object-count="0"/>
  </office:meta>
</office:document-meta>
</file>